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0a86b7" style:text-blinking="false" fo:background-color="transparent" style:font-weight-asian="bold" style:font-weight-complex="bold"/>
    </style:style>
    <style:style style:name="P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20bea5" style:text-blinking="false" fo:background-color="transparent" style:font-weight-asian="bold" style:font-weight-complex="bold"/>
    </style:style>
    <style:style style:name="P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4694ff" style:text-blinking="false" fo:background-color="transparent" style:font-weight-asian="bold" style:font-weight-complex="bold"/>
    </style:style>
    <style:style style:name="P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5254fb" style:text-blinking="false" fo:background-color="transparent" style:font-weight-asian="bold" style:font-weight-complex="bold"/>
    </style:style>
    <style:style style:name="P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e2123" style:text-blinking="false" fo:background-color="transparent" style:font-weight-asian="bold" style:font-weight-complex="bold"/>
    </style:style>
    <style:style style:name="P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f773a" style:text-blinking="false" fo:background-color="transparent" style:font-weight-asian="bold" style:font-weight-complex="bold"/>
    </style:style>
    <style:style style:name="P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66848" style:text-blinking="false" fo:background-color="transparent" style:font-weight-asian="bold" style:font-weight-complex="bold"/>
    </style:style>
    <style:style style:name="P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8df46" style:text-blinking="false" fo:background-color="transparent" style:font-weight-asian="bold" style:font-weight-complex="bold"/>
    </style:style>
    <style:style style:name="P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b821a" style:text-blinking="false" fo:background-color="transparent" style:font-weight-asian="bold" style:font-weight-complex="bold"/>
    </style:style>
    <style:style style:name="P1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d474d" style:text-blinking="false" fo:background-color="transparent" style:font-weight-asian="bold" style:font-weight-complex="bold"/>
    </style:style>
    <style:style style:name="P1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816f4" officeooo:paragraph-rsid="002816f4" style:text-blinking="false" fo:background-color="transparent" style:font-weight-asian="bold" style:font-weight-complex="bold"/>
    </style:style>
    <style:style style:name="P1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e01ce" officeooo:paragraph-rsid="002e01ce" style:text-blinking="false" fo:background-color="transparent" style:font-weight-asian="bold" style:font-weight-complex="bold"/>
    </style:style>
    <style:style style:name="P1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b821a" officeooo:paragraph-rsid="002b821a" style:text-blinking="false" fo:background-color="transparent" style:font-weight-asian="bold" style:font-weight-complex="bold"/>
    </style:style>
    <style:style style:name="P1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72d6" officeooo:paragraph-rsid="001f773a" style:text-blinking="false" fo:background-color="transparent" style:font-weight-asian="bold" style:font-weight-complex="bold"/>
    </style:style>
    <style:style style:name="P1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72d6" officeooo:paragraph-rsid="0028df46" style:text-blinking="false" fo:background-color="transparent" style:font-weight-asian="bold" style:font-weight-complex="bold"/>
    </style:style>
    <style:style style:name="P1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c828" officeooo:paragraph-rsid="001f773a" style:text-blinking="false" fo:background-color="transparent" style:font-weight-asian="bold" style:font-weight-complex="bold"/>
    </style:style>
    <style:style style:name="P1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8df46" officeooo:paragraph-rsid="0028df46" style:text-blinking="false" fo:background-color="transparent" style:font-weight-asian="bold" style:font-weight-complex="bold"/>
    </style:style>
    <style:style style:name="P1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c31eb" officeooo:paragraph-rsid="002d474d" style:text-blinking="false" fo:background-color="transparent" style:font-weight-asian="bold" style:font-weight-complex="bold"/>
    </style:style>
    <style:style style:name="P1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425054" officeooo:paragraph-rsid="00425054" style:text-blinking="false" fo:background-color="transparent" style:font-weight-asian="bold" style:font-weight-complex="bold"/>
    </style:style>
    <style:style style:name="P2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4ba017" officeooo:paragraph-rsid="004ba017" style:text-blinking="false" fo:background-color="transparent" style:font-weight-asian="bold" style:font-weight-complex="bold"/>
    </style:style>
    <style:style style:name="P2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254fb" officeooo:paragraph-rsid="005254fb" style:text-blinking="false" fo:background-color="transparent" style:font-weight-asian="bold" style:font-weight-complex="bold"/>
    </style:style>
    <style:style style:name="P2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bold" officeooo:rsid="001e2123" officeooo:paragraph-rsid="001e2123" style:text-blinking="false" fo:background-color="#ffaa95" style:font-weight-asian="bold" style:font-weight-complex="bold"/>
    </style:style>
    <style:style style:name="P23" style:family="paragraph" style:parent-style-name="Standard">
      <style:paragraph-properties fo:text-align="justify" style:justify-single-word="false"/>
      <style:text-properties officeooo:rsid="00548abf" officeooo:paragraph-rsid="00548abf"/>
    </style:style>
    <style:style style:name="P24" style:family="paragraph" style:parent-style-name="Standard">
      <style:paragraph-properties fo:text-align="justify" style:justify-single-word="false"/>
      <style:text-properties officeooo:rsid="0054a45c" officeooo:paragraph-rsid="0054a45c"/>
    </style:style>
    <style:style style:name="P25" style:family="paragraph" style:parent-style-name="Standard">
      <style:paragraph-properties fo:text-align="justify" style:justify-single-word="false"/>
      <style:text-properties officeooo:rsid="0054a45c" officeooo:paragraph-rsid="0054a45c" fo:background-color="#dee6ef"/>
    </style:style>
    <style:style style:name="P26" style:family="paragraph" style:parent-style-name="Standard">
      <style:paragraph-properties fo:text-align="justify" style:justify-single-word="false"/>
      <style:text-properties officeooo:rsid="0057c280" officeooo:paragraph-rsid="0057c280" fo:background-color="#dee6ef"/>
    </style:style>
    <style:style style:name="P27" style:family="paragraph" style:parent-style-name="Standard">
      <style:paragraph-properties fo:text-align="justify" style:justify-single-word="false"/>
      <style:text-properties officeooo:rsid="0055d962" officeooo:paragraph-rsid="0055d962"/>
    </style:style>
    <style:style style:name="P2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20bea5" style:text-blinking="false" fo:background-color="#dee6ef" style:font-weight-asian="bold" style:font-weight-complex="bold"/>
    </style:style>
    <style:style style:name="P2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20bea5" style:text-blinking="false" fo:background-color="transparent" style:font-weight-asian="bold" style:font-weight-complex="bold"/>
    </style:style>
    <style:style style:name="P3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5f2745" style:text-blinking="false" fo:background-color="transparent" style:font-weight-asian="bold" style:font-weight-complex="bold"/>
    </style:style>
    <style:style style:name="P3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d3032" officeooo:paragraph-rsid="005d3032" style:text-blinking="false" fo:background-color="transparent" style:font-weight-asian="bold" style:font-weight-complex="bold"/>
    </style:style>
    <style:style style:name="T1" style:family="text">
      <style:text-properties officeooo:rsid="001e2123"/>
    </style:style>
    <style:style style:name="T2" style:family="text">
      <style:text-properties officeooo:rsid="001e72d6"/>
    </style:style>
    <style:style style:name="T3" style:family="text">
      <style:text-properties officeooo:rsid="001ec828"/>
    </style:style>
    <style:style style:name="T4" style:family="text">
      <style:text-properties officeooo:rsid="0020bea5"/>
    </style:style>
    <style:style style:name="T5" style:family="text">
      <style:text-properties officeooo:rsid="00228021"/>
    </style:style>
    <style:style style:name="T6" style:family="text">
      <style:text-properties officeooo:rsid="0023af25"/>
    </style:style>
    <style:style style:name="T7" style:family="text">
      <style:text-properties officeooo:rsid="00245c8a"/>
    </style:style>
    <style:style style:name="T8" style:family="text">
      <style:text-properties officeooo:rsid="00266848"/>
    </style:style>
    <style:style style:name="T9" style:family="text">
      <style:text-properties officeooo:rsid="00268b8b"/>
    </style:style>
    <style:style style:name="T10" style:family="text">
      <style:text-properties officeooo:rsid="0028df46"/>
    </style:style>
    <style:style style:name="T11" style:family="text">
      <style:text-properties officeooo:rsid="002a5057"/>
    </style:style>
    <style:style style:name="T12" style:family="text">
      <style:text-properties officeooo:rsid="002b821a"/>
    </style:style>
    <style:style style:name="T13" style:family="text">
      <style:text-properties officeooo:rsid="002c31eb"/>
    </style:style>
    <style:style style:name="T14" style:family="text">
      <style:text-properties officeooo:rsid="002ed947"/>
    </style:style>
    <style:style style:name="T15" style:family="text">
      <style:text-properties officeooo:rsid="00439670"/>
    </style:style>
    <style:style style:name="T16" style:family="text">
      <style:text-properties officeooo:rsid="0044d744"/>
    </style:style>
    <style:style style:name="T17" style:family="text">
      <style:text-properties officeooo:rsid="0044ec71"/>
    </style:style>
    <style:style style:name="T18" style:family="text">
      <style:text-properties officeooo:rsid="004694ff"/>
    </style:style>
    <style:style style:name="T19" style:family="text">
      <style:text-properties officeooo:rsid="00480d86"/>
    </style:style>
    <style:style style:name="T20" style:family="text">
      <style:text-properties fo:font-variant="normal" fo:text-transform="none" fo:color="#000000" loext:opacity="100%" style:text-line-through-style="none" style:text-line-through-type="none" style:font-name="Lato" fo:font-size="11pt" fo:font-style="normal" style:text-underline-style="none" fo:font-weight="bold" style:text-blinking="false" fo:background-color="transparent" loext:char-shading-value="0" style:font-weight-asian="bold" style:font-weight-complex="bold"/>
    </style:style>
    <style:style style:name="T21" style:family="text">
      <style:text-properties fo:font-variant="normal" fo:text-transform="none" fo:color="#000000" loext:opacity="100%" style:text-line-through-style="none" style:text-line-through-type="none" style:font-name="Lato" fo:font-size="11pt" fo:font-style="normal" style:text-underline-style="none" fo:font-weight="bold" officeooo:rsid="0019e369" style:text-blinking="false" fo:background-color="transparent" loext:char-shading-value="0" style:font-weight-asian="bold" style:font-weight-complex="bold"/>
    </style:style>
    <style:style style:name="T22" style:family="text">
      <style:text-properties fo:font-variant="normal" fo:text-transform="none" fo:color="#000000" loext:opacity="100%" style:text-line-through-style="none" style:text-line-through-type="none" style:font-name="Lato" fo:font-size="11pt" fo:font-style="normal" style:text-underline-style="none" fo:font-weight="bold" officeooo:rsid="0054a45c" style:text-blinking="false" fo:background-color="transparent" loext:char-shading-value="0" style:font-weight-asian="bold" style:font-weight-complex="bold"/>
    </style:style>
    <style:style style:name="T23" style:family="text">
      <style:text-properties fo:font-variant="normal" fo:text-transform="none" fo:color="#000000" loext:opacity="100%" style:text-line-through-style="none" style:text-line-through-type="none" style:font-name="Lato" fo:font-size="11pt" fo:font-style="normal" style:text-underline-style="none" fo:font-weight="bold" officeooo:rsid="0055b495" style:text-blinking="false" fo:background-color="transparent" loext:char-shading-value="0" style:font-weight-asian="bold" style:font-weight-complex="bold"/>
    </style:style>
    <style:style style:name="T24" style:family="text">
      <style:text-properties fo:font-variant="normal" fo:text-transform="none" fo:color="#000000" loext:opacity="100%" style:text-line-through-style="none" style:text-line-through-type="none" style:font-name="Lato" fo:font-size="11pt" fo:font-style="normal" style:text-underline-style="none" fo:font-weight="bold" style:text-blinking="false" fo:background-color="#ffff00" loext:char-shading-value="0" style:font-weight-asian="bold" style:font-weight-complex="bold"/>
    </style:style>
    <style:style style:name="T25" style:family="text">
      <style:text-properties fo:font-variant="normal" fo:text-transform="none" fo:color="#000000" loext:opacity="100%" style:text-line-through-style="none" style:text-line-through-type="none" style:font-name="Lato" fo:font-size="11pt" fo:font-style="normal" style:text-underline-style="none" fo:font-weight="bold" style:text-blinking="false" style:font-weight-asian="bold" style:font-weight-complex="bold"/>
    </style:style>
    <style:style style:name="T26" style:family="text">
      <style:text-properties fo:font-variant="normal" fo:text-transform="none" fo:color="#000000" loext:opacity="100%" style:text-line-through-style="none" style:text-line-through-type="none" style:font-name="Lato" fo:font-size="11pt" fo:font-style="normal" style:text-underline-style="none" fo:font-weight="bold" officeooo:rsid="00598f71" style:text-blinking="false" style:font-weight-asian="bold" style:font-weight-complex="bold"/>
    </style:style>
    <style:style style:name="T27" style:family="text">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bold" style:text-blinking="false" fo:background-color="transparent" loext:char-shading-value="0" style:font-weight-asian="bold" style:font-weight-complex="bold"/>
    </style:style>
    <style:style style:name="T28" style:family="text">
      <style:text-properties officeooo:rsid="0049e0a6"/>
    </style:style>
    <style:style style:name="T29" style:family="text">
      <style:text-properties officeooo:rsid="004d0e7e"/>
    </style:style>
    <style:style style:name="T30" style:family="text">
      <style:text-properties officeooo:rsid="004d209d"/>
    </style:style>
    <style:style style:name="T31" style:family="text">
      <style:text-properties officeooo:rsid="004f4323"/>
    </style:style>
    <style:style style:name="T32" style:family="text">
      <style:text-properties fo:background-color="#ffff00" loext:char-shading-value="0"/>
    </style:style>
    <style:style style:name="T33" style:family="text">
      <style:text-properties officeooo:rsid="0044ec71" fo:background-color="#ffff00" loext:char-shading-value="0"/>
    </style:style>
    <style:style style:name="T34" style:family="text">
      <style:text-properties officeooo:rsid="004f4323" fo:background-color="#ffff00" loext:char-shading-value="0"/>
    </style:style>
    <style:style style:name="T35" style:family="text">
      <style:text-properties officeooo:rsid="00513b6b" fo:background-color="#ffff00" loext:char-shading-value="0"/>
    </style:style>
    <style:style style:name="T36" style:family="text">
      <style:text-properties officeooo:rsid="005254fb"/>
    </style:style>
    <style:style style:name="T37" style:family="text">
      <style:text-properties officeooo:rsid="00532579"/>
    </style:style>
    <style:style style:name="T38" style:family="text">
      <style:text-properties officeooo:rsid="005a5c84"/>
    </style:style>
    <style:style style:name="T39" style:family="text">
      <style:text-properties officeooo:rsid="005bc3af"/>
    </style:style>
    <style:style style:name="T40" style:family="text">
      <style:text-properties officeooo:rsid="005c50be"/>
    </style:style>
    <style:style style:name="T41" style:family="text">
      <style:text-properties officeooo:rsid="005d6765"/>
    </style:style>
    <style:style style:name="T42" style:family="text">
      <style:text-properties officeooo:rsid="005e9284"/>
    </style:style>
    <style:style style:name="T43" style:family="text">
      <style:text-properties officeooo:rsid="005f2745"/>
    </style:style>
    <style:style style:name="T44" style:family="text">
      <style:text-properties officeooo:rsid="00604e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Problems:</text:p>
      <text:p text:style-name="P1"/>
      <text:p text:style-name="P3"><text:span text:style-name="T33">1.)</text:span><text:span text:style-name="T17"> </text:span><text:span text:style-name="T28">Initially, RTs were log-transformed because they are right skewed and not normally distributed. Then I also plotted</text:span><text:span text:style-name="T4"> observed RTs and esti</text:span><text:span text:style-name="T15">m</text:span><text:span text:style-name="T4">ated RTs and residuals with </text:span><text:span text:style-name="T28">raw reading times to compare them to the log-</text:span><text:span text:style-name="T4">transformed </text:span><text:span text:style-name="T28">RTs</text:span><text:span text:style-name="T4">. </text:span></text:p>
      <text:p text:style-name="P3">→ <text:span text:style-name="T18">with not log transformed RTs pattern in observed RTs is more pronounced (bigger differences between conditions). But how can I compare residuals of raw and log transformed RTs because they are on different scales? Cannot compare model fit of models fi</text:span><text:span text:style-name="T19">t with raw and log transformed RTs using R-squared values, because this cannot be applied when the distribution of the dependent variable is changed. </text:span></text:p>
      <text:p text:style-name="P3"/>
      <text:p text:style-name="P23"><text:span text:style-name="T21">C</text:span><text:span text:style-name="T20">ompare</text:span><text:span text:style-name="T23">d</text:span><text:span text:style-name="T20">: </text:span></text:p>
      <text:p text:style-name="P23"><text:span text:style-name="T20">- residuals of raw observed RTs and raw estimated RTs, raw meaning not log-transformed</text:span></text:p>
      <text:p text:style-name="P23"><text:span text:style-name="T20">- residuals of raw observed RTs and </text:span><text:span text:style-name="T22">raw (exponentiated) RT</text:span></text:p>
      <text:p text:style-name="P24"><text:span text:style-name="T20">i.e. </text:span></text:p>
      <text:p text:style-name="P24"><text:span text:style-name="T20">1: </text:span><text:span text:style-name="T27">Raw observed RT</text:span><text:span text:style-name="T20">s – fit model – </text:span><text:span text:style-name="T27">raw estimated RT</text:span><text:span text:style-name="T20">s: </text:span><text:span text:style-name="T24">Residuals</text:span></text:p>
      <text:p text:style-name="P24"><text:span text:style-name="T20">2: </text:span><text:span text:style-name="T27">Raw observed RTs</text:span><text:span text:style-name="T20"> – observed logRTs – fit model – estimated logRTs – e</text:span><text:span text:style-name="T27">xponentiated estimated RT</text:span><text:span text:style-name="T20">s: </text:span><text:span text:style-name="T24">Residuals</text:span></text:p>
      <text:p text:style-name="P24"><text:span text:style-name="T24"/></text:p>
      <text:p text:style-name="P27"><text:span text:style-name="T24">residuals &amp; estimates look the same, regardless of whether logRTs or raw RTs are used. But for observed RTs they do look different (How?)</text:span></text:p>
      <text:p text:style-name="P24"><text:span text:style-name="T20"/></text:p>
      <text:p text:style-name="P25"><text:span text:style-name="T25">Problem: Exp makes all values positive, hence residuals in 2) are one magnitude higher than in 1</text:span></text:p>
      <text:p text:style-name="P26"><text:span text:style-name="T25">Why do the residuals &amp; estimates look the same in both cases, even tho the observed raw RTs and observed log RTs look different?</text:span></text:p>
      <text:p text:style-name="P26"><text:span text:style-name="T25">- </text:span><text:span text:style-name="T26">did for spr single. Do also for plaus?</text:span></text:p>
      <text:p text:style-name="P23"><text:span text:style-name="T20"/></text:p>
      <text:p text:style-name="P3"/>
      <text:p text:style-name="P20"><text:span text:style-name="T32">2.) <text:s/></text:span>Filter data: take for a only plausibility ratings where A = 6,7, B = 3,4,5 and C = 1,2.</text:p>
      <text:p text:style-name="P20">Problem: only ~ratings for B and ~400 ratings for A and C and no average value for 18 <text:span text:style-name="T29">in condition </text:span>B because nobody rated 18B as 2,3,4,5,6. =&gt; Take 2,3,4,5,6 for B, <text:span text:style-name="T30">however, predictions and residuals for average plaus ratings from pre-study look approximately the same like when using unfiltered values and predictions and residuals for per-trial ratings look worse.</text:span></text:p>
      <text:p text:style-name="P3"/>
      <text:p text:style-name="P28">- <text:span text:style-name="T4">Do same with data when</text:span><text:span text:style-name="T3"> using for A only: 6-7, for B: 3-5, for C: 1-2 → </text:span><text:span text:style-name="T16">for B = 3-5 only half of the datapoints/ratings (200) than for A &amp; C (400) and no avg rating for 18 B at all. For B = 2,3,4,5,6 range is already pretty big.</text:span></text:p>
      <text:p text:style-name="P28">- <text:span text:style-name="T38">Do for single and Plaus?</text:span></text:p>
      <text:p text:style-name="P2"/>
      <text:p text:style-name="P2">- <text:span text:style-name="T16">Probs RTs are in general lower or closer to each other because of different task set up (like christoph said that people already know that there will be a rating so they read slower in general). On the other hand A is read faster, so maybe manipulations in condition B are just not very good, script violations too implausible</text:span></text:p>
      <text:p text:style-name="P2"/>
      <text:p text:style-name="P2"><text:span text:style-name="T34">3.</text:span><text:span text:style-name="T35">)</text:span><text:span text:style-name="T31"> </text:span><text:span text:style-name="T40">Use ntile function in R to group ratings based on avg instead of condition in 3 groups (group 1 = mostly 6,7, etc)</text:span></text:p>
      <text:p text:style-name="P2"/>
      <text:p text:style-name="P2"><text:span text:style-name="T34">4.</text:span><text:span text:style-name="T35">)</text:span><text:span text:style-name="T31"> </text:span><text:span text:style-name="T15">Calculate also RTs on the main verb </text:span><text:span text:style-name="T38">(</text:span><text:span text:style-name="T39">precrit</text:span><text:span text:style-name="T41">4</text:span><text:span text:style-name="T39">) </text:span><text:span text:style-name="T41">and also the noun phrase between main verb and precrit.</text:span></text:p>
      <text:p text:style-name="P2"/>
      <text:p text:style-name="P2">→ <text:span text:style-name="T41">On the main verb (= precritical4) <text:s/>RTs are higher for condition B than for condition C</text:span></text:p>
      <text:p text:style-name="P2">→ <text:span text:style-name="T41">However, there is a spillover effect, i.e. RTs in condition C are much higher on precritical3 than RTs in condition A and B.</text:span></text:p>
      <text:p text:style-name="P30">→ <text:span text:style-name="T41">Interestingly, apart from the main verb, RTs in condition </text:span><text:span text:style-name="T42">B (and A) are relatively low, compared to condition C and only increase </text:span><text:span text:style-name="T43">from condition critical on. That means people still consider the </text:span><text:soft-page-break/><text:span text:style-name="T43">sentence “dann brgüßte die Dame” plausible and only after they read the target word “den Touristen” the RTs go up immeadiately because they realise the sentence is not plausible. For condition C this is similar, however, there is already a peak at precrit3 probably because the main verb is more implausible itself in general. In condition B the target words are actually pretty plausible, i.e. when encountering a main verb such as “begrüßte” there is no implausibility, instead implausibility arises rather upon reading the critical word “Tourist” in the context of the preceding main verb (esp. considering that most sentences in condition B represent script violations</text:span><text:span text:style-name="T44">)</text:span><text:span text:style-name="T43">.</text:span></text:p>
      <text:p text:style-name="P2"/>
      <text:p text:style-name="P2"/>
      <text:p text:style-name="P31">###########################################################################</text:p>
      <text:p text:style-name="P4"><text:span text:style-name="T34">5.</text:span><text:span text:style-name="T35">)</text:span><text:span text:style-name="T31"> </text:span><text:span text:style-name="T36">When using the lmeTest package, none of the models converge, however, when using the lme4 package all the models with 2 predictors or converge + the complex model with 3 predictors (single + avg plaus) + the model SPR_avg_Plaus converge and results are the same as with the lmeTest package. <text:s/></text:span><text:span text:style-name="T1"><text:s/></text:span><text:span text:style-name="T36">However, even with the lme4 package the models with 3 predictors using precritical as predictor don’t converge, except of SPR_Plaus_avg</text:span></text:p>
      <text:p text:style-name="P4">→ <text:span text:style-name="T37">Same for not log RT?</text:span></text:p>
      <text:p text:style-name="P4"><text:span text:style-name="T1">→ </text:span><text:span text:style-name="T2">try optimizers and exclude some random effects</text:span></text:p>
      <text:p text:style-name="P21"/>
      <text:p text:style-name="P1"/>
      <text:p text:style-name="P1">- <text:span text:style-name="T1">Which correlation should I use (Pearson, Spearman or Kendall) because of the surprisal values which are not normally distributed?</text:span></text:p>
      <text:p text:style-name="P1"/>
      <text:p text:style-name="P1"/>
      <text:p text:style-name="P1"/>
      <text:p text:style-name="P1"/>
      <text:p text:style-name="P1"/>
      <text:p text:style-name="P22">Questions to Christoph:</text:p>
      <text:p text:style-name="P5"/>
      <text:p text:style-name="P5">- <text:span text:style-name="T3">Present results when using not log transformed R</text:span><text:span text:style-name="T11">T</text:span><text:span text:style-name="T3">s</text:span></text:p>
      <text:p text:style-name="P5"/>
      <text:p text:style-name="P5">- <text:span text:style-name="T3">Present results when using for A only: 6-7, for B: 3-5, for C: 1-2</text:span></text:p>
      <text:p text:style-name="P9">- <text:span text:style-name="T3">How should I do the analysis with clustering the ratings? </text:span><text:span text:style-name="T12">Regroup data based on avg data and</text:span></text:p>
      <text:p text:style-name="P13"><text:s text:c="2"/>don’t plot conditions but bins</text:p>
      <text:p text:style-name="P5">- <text:span text:style-name="T10">Look at RTs of main verb</text:span></text:p>
      <text:p text:style-name="P5"/>
      <text:p text:style-name="P6">- Should I add precritical as predictor (same avg RT on precritical for condition B and C (A: 273, B:</text:p>
      <text:p text:style-name="P6"><text:s text:c="2"/>275, C: 277)?)</text:p>
      <text:p text:style-name="P6"/>
      <text:p text:style-name="P5">- <text:span text:style-name="T2">Which random effects should be excluded first to help the model converge?</text:span></text:p>
      <text:p text:style-name="P5"/>
      <text:p text:style-name="P5"/>
      <text:p text:style-name="P5"/>
      <text:p text:style-name="P5"/>
      <text:p text:style-name="P5"/>
      <text:p text:style-name="P5"/>
      <text:p text:style-name="P22">To study/do:</text:p>
      <text:p text:style-name="P5"/>
      <text:p text:style-name="P5">- add <text:span text:style-name="T2">correlation table for all correlations (target &amp; distractor plausibility and surprisal, target plausibility per-trial &amp; avg from SPR study)</text:span></text:p>
      <text:p text:style-name="P5"/>
      <text:p text:style-name="P5">- <text:span text:style-name="T2">add statistics (SD, &amp; range for plausibility ratings from SPR study)</text:span></text:p>
      <text:p text:style-name="P5"/>
      <text:p text:style-name="P5">- <text:span text:style-name="T2">interpret coefficients (1 SD change in predictor1 = change of [amount of coefficient1 value] in RT)</text:span></text:p>
      <text:p text:style-name="P5"/>
      <text:p text:style-name="P6">- <text:span text:style-name="T2">explain that distractor surprisal might be negative (higher surprisal predicting lower RTs) →</text:span></text:p>
      <text:p text:style-name="P14"><text:soft-page-break/><text:s text:c="2"/>means for surprisal distractor of conditions A, B, C are almost identical &amp; for condition A even <text:s/></text:p>
      <text:p text:style-name="P14"><text:s text:c="2"/>higher than for condition B</text:p>
      <text:p text:style-name="P5"/>
      <text:p text:style-name="P8">- <text:span text:style-name="T2">Include tables with model fit from model summary including: intercept/estimate, variance, t-value</text:span></text:p>
      <text:p text:style-name="P15"><text:s text:c="2"/>&amp; p-value</text:p>
      <text:p text:style-name="P5"/>
      <text:p text:style-name="P5">- <text:span text:style-name="T2">Include table from model comparison including AIC, chi-squared values and p-values</text:span></text:p>
      <text:p text:style-name="P5"/>
      <text:p text:style-name="P5">- <text:span text:style-name="T3">Title of the thesis</text:span></text:p>
      <text:p text:style-name="P5">- <text:span text:style-name="T3">Stimuli in Appendix?</text:span></text:p>
      <text:p text:style-name="P5"/>
      <text:p text:style-name="P6">- <text:span text:style-name="T3">Are the assumptions of statistical model met in terms of linearity, homoscedasticity and</text:span></text:p>
      <text:p text:style-name="P16"><text:s text:c="2"/>residuals?</text:p>
      <text:p text:style-name="P5"/>
      <text:p text:style-name="P7">- <text:span text:style-name="T3">Describe how/based on which method the p-values used in the lmerTest package are calculated</text:span></text:p>
      <text:p text:style-name="P7"><text:span text:style-name="T3"><text:s text:c="2"/>(P-values estimated using the Satterthwaite degrees of</text:span> freedom method, as implemented in the R <text:s/></text:p>
      <text:p text:style-name="P7"><text:s text:c="3"/>package lmerTest (Kuznetsova et al., 2017)??</text:p>
      <text:p text:style-name="P5"/>
      <text:p text:style-name="P7">- <text:span text:style-name="T6">I</text:span><text:span text:style-name="T4">nclude Kutas paper &amp; Dissertation (esp. with regard to why per-trial vs avg plausibility items are</text:span></text:p>
      <text:p text:style-name="P7"><text:span text:style-name="T4"><text:s text:c="2"/>assessed as </text:span><text:span text:style-name="T5">better </text:span><text:span text:style-name="T4">predictors?</text:span></text:p>
      <text:p text:style-name="P5"/>
      <text:p text:style-name="P7">- <text:span text:style-name="T6">Mention about </text:span><text:span text:style-name="T8">N400 as retrieval/activation of meaning account </text:span><text:span text:style-name="T6">(e.g., Kutas &amp; Federmeier 2000;</text:span></text:p>
      <text:p text:style-name="P7"><text:span text:style-name="T6"><text:s text:c="3"/>Lau et al., 2008!!) </text:span><text:span text:style-name="T9">=&gt; Before Brouwer, but also a bit different?</text:span></text:p>
      <text:p text:style-name="P5"/>
      <text:p text:style-name="P5">- <text:span text:style-name="T7">Read more about/try cleaning of EEG data with Brain Vision, rERP</text:span></text:p>
      <text:p text:style-name="P5"/>
      <text:p text:style-name="P5">- Interpret random effects (higher or lower for which predictors, for items or subjects?)</text:p>
      <text:p text:style-name="P5"/>
      <text:p text:style-name="P8">- <text:span text:style-name="T10">What does it mean which variables/predictors explain how much variance? Why does surprisal</text:span></text:p>
      <text:p text:style-name="P17"><text:s text:c="2"/>have a bigger effect sometimes but is never significant (actually only bigger effect than plausibility <text:s text:c="2"/></text:p>
      <text:p text:style-name="P17"><text:s text:c="2"/>in the regions in which plausibility is not significant (= precrit &amp; precrit + crit)</text:p>
      <text:p text:style-name="P5"/>
      <text:p text:style-name="P5">- <text:span text:style-name="T10">What does adding Precrit as predictor exactly do/tell us?</text:span></text:p>
      <text:p text:style-name="P5"/>
      <text:p text:style-name="P5">- <text:span text:style-name="T13">M</text:span>ention that outliers could not be removed in plaus_plaus study, but in spr_plaus study bc there <text:s/></text:p>
      <text:p text:style-name="P5"><text:s text:c="2"/><text:span text:style-name="T13">was</text:span> <text:span text:style-name="T13">RT removal criteria &amp; plaus ratings were then eliminated simultaenously</text:span></text:p>
      <text:p text:style-name="P5"/>
      <text:p text:style-name="P10">- <text:span text:style-name="T13">Mention that I used a 2x3 design, within-subject design, Latin square design, maybe include some</text:span></text:p>
      <text:p text:style-name="P18"><text:s text:c="2"/>image (see slides Thorsten)</text:p>
      <text:p text:style-name="P5"/>
      <text:p text:style-name="P5">- <text:span text:style-name="T14">Try to understand residual plot: If p.e. residuals of B are below 0, this means model over (or under?) estimates the RTs??</text:span></text:p>
      <text:p text:style-name="P5"/>
      <text:p text:style-name="P5"/>
      <text:p text:style-name="P5"/>
      <text:p text:style-name="P5"/>
      <text:p text:style-name="P19">###########################################################################</text:p>
      <text:p text:style-name="P19">For thesis revision:</text:p>
      <text:p text:style-name="P19">- spelling</text:p>
      <text:p text:style-name="P19">- grammar</text:p>
      <text:p text:style-name="P19">- punctuation (commas)</text:p>
      <text:p text:style-name="P19">- abbreviations</text:p>
      <text:p text:style-name="P19">- paragraphs</text:p>
      <text:p text:style-name="P19">- tenses</text:p>
      <text:p text:style-name="P19"/>
      <text:p text:style-name="P5"><text:soft-page-break/></text:p>
      <text:p text:style-name="P5"/>
      <text:p text:style-name="P11">###########################################################################</text:p>
      <text:p text:style-name="P11"/>
      <text:p text:style-name="P12">NOTE: Residuals printed in Summary (model): residuals for the whole model.</text:p>
      <text:p text:style-name="P12">Residuals which I plot: residuals for conditions A, B, C per region. Model minimised differences O-E, but this is still not perfect for all datapoints. Later I calculate the residuals per condition and region by myself (?)</text:p>
      <text:p text:style-name="P11"/>
      <text:p text:style-name="P11">NOTE: for every item &amp; condition there is only 1 surprisal value (but 10 values from 10 people for plausibility) so for correlation we compare the surprisal value with the means, but for each conditions, there is a mean for surprisal also. But we should still include the random effect for subjects because it is about the variance around the dependent variable and not about the predictor. Even if the predictor is the same for each. Subject is the same, there were different reading times and therefore a random slope can make sense. It is the same with random intercepts, for example :)</text:p>
      <text:p text:style-name="P11"/>
      <text:p text:style-name="P11"/>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6T23:53:57.279305054</meta:creation-date>
    <meta:generator>LibreOffice/7.3.7.2$Linux_X86_64 LibreOffice_project/30$Build-2</meta:generator>
    <dc:date>2023-12-26T22:49:01.191962830</dc:date>
    <meta:editing-duration>P2DT19H52M11S</meta:editing-duration>
    <meta:editing-cycles>45</meta:editing-cycles>
    <meta:print-date>2023-12-07T03:37:49.641487378</meta:print-date>
    <meta:document-statistic meta:table-count="0" meta:image-count="0" meta:object-count="0" meta:page-count="4" meta:paragraph-count="81" meta:word-count="1387" meta:character-count="8402" meta:non-whitespace-character-count="7043"/>
  </office:meta>
</office:document-meta>
</file>